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apFacade.RequestAttributeMapFacade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apFacad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apFacade.putValue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AttributeMapFacade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apFacade.getValu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